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greya Sans" svg:font-family="'Alegreya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erif Pro" svg:font-family="'Source Serif Pro', serif"/>
    <style:font-face style:name="Verdana" svg:font-family="Verdana, Arial, Helvetica, sans-serif"/>
    <style:font-face style:name="monospace" svg:font-family="monospace, monospace"/>
  </office:font-face-decls>
  <office:automatic-styles>
    <style:style style:name="P1" style:family="paragraph" style:parent-style-name="List_20_Heading">
      <style:text-properties fo:font-variant="normal" fo:text-transform="none" fo:color="#222222" loext:opacity="100%" style:font-name="Lucida Grande" fo:letter-spacing="normal" fo:font-style="normal" fo:font-weight="normal" officeooo:rsid="00031fab" officeooo:paragraph-rsid="00031fab"/>
    </style:style>
    <style:style style:name="P2" style:family="paragraph" style:parent-style-name="List_20_Heading">
      <style:paragraph-properties fo:margin-left="0cm" fo:margin-right="0cm" fo:margin-top="0cm" fo:margin-bottom="0.247cm" style:contextual-spacing="false" fo:line-height="140%" fo:text-align="start" style:justify-single-word="false" fo:text-indent="0cm" style:auto-text-indent="false"/>
      <style:text-properties officeooo:rsid="0005b44a" officeooo:paragraph-rsid="0005b44a"/>
    </style:style>
    <style:style style:name="P3" style:family="paragraph" style:parent-style-name="Standard">
      <style:text-properties officeooo:rsid="00031fab" officeooo:paragraph-rsid="00031fab"/>
    </style:style>
    <style:style style:name="P4" style:family="paragraph" style:parent-style-name="Standard">
      <style:text-properties officeooo:rsid="00031fab" officeooo:paragraph-rsid="00041f19"/>
    </style:style>
    <style:style style:name="P5" style:family="paragraph" style:parent-style-name="Standard">
      <style:text-properties officeooo:rsid="00041f19" officeooo:paragraph-rsid="00041f19"/>
    </style:style>
    <style:style style:name="P6" style:family="paragraph" style:parent-style-name="Standard">
      <style:text-properties fo:font-weight="bold" officeooo:rsid="00041f19" officeooo:paragraph-rsid="00041f19" style:font-weight-asian="bold" style:font-weight-complex="bold"/>
    </style:style>
    <style:style style:name="P7" style:family="paragraph" style:parent-style-name="Standard">
      <style:text-properties fo:font-weight="normal" officeooo:rsid="00041f19" officeooo:paragraph-rsid="00041f19" style:font-weight-asian="normal" style:font-weight-complex="normal"/>
    </style:style>
    <style:style style:name="P8" style:family="paragraph" style:parent-style-name="Standard">
      <style:text-properties fo:font-weight="normal" officeooo:rsid="00041f19" officeooo:paragraph-rsid="0004ecd5" style:font-weight-asian="normal" style:font-weight-complex="normal"/>
    </style:style>
    <style:style style:name="P9" style:family="paragraph" style:parent-style-name="Standard">
      <style:text-properties fo:font-weight="normal" officeooo:rsid="00031fab" officeooo:paragraph-rsid="00031fab"/>
    </style:style>
    <style:style style:name="P10" style:family="paragraph" style:parent-style-name="Standard">
      <style:text-properties fo:font-style="italic" fo:font-weight="normal" officeooo:rsid="00041f19" officeooo:paragraph-rsid="0004ecd5" style:font-style-asian="italic" style:font-weight-asian="normal" style:font-style-complex="italic" style:font-weight-complex="normal"/>
    </style:style>
    <style:style style:name="P11" style:family="paragraph" style:parent-style-name="Standard">
      <style:text-properties officeooo:paragraph-rsid="00031fab"/>
    </style:style>
    <style:style style:name="P12" style:family="paragraph" style:parent-style-name="Text_20_body">
      <style:text-properties officeooo:paragraph-rsid="0006a3a4"/>
    </style:style>
    <style:style style:name="T1" style:family="text">
      <style:text-properties officeooo:rsid="00031fab"/>
    </style:style>
    <style:style style:name="T2" style:family="text">
      <style:text-properties officeooo:rsid="00041f19"/>
    </style:style>
    <style:style style:name="T3" style:family="text">
      <style:text-properties officeooo:rsid="00043ec2"/>
    </style:style>
    <style:style style:name="T4" style:family="text">
      <style:text-properties officeooo:rsid="0004ecd5"/>
    </style:style>
    <style:style style:name="T5" style:family="text">
      <style:text-properties fo:font-variant="normal" fo:text-transform="none" fo:color="#222222" loext:opacity="100%" style:font-name="Lucida Grande" fo:letter-spacing="normal" fo:font-style="normal" fo:font-weight="normal"/>
    </style:style>
    <style:style style:name="T6" style:family="text">
      <style:text-properties fo:font-variant="normal" fo:text-transform="none" style:font-name="Source Serif Pro" fo:font-size="12pt" fo:letter-spacing="normal" fo:font-style="normal" fo:font-weight="normal"/>
    </style:style>
    <style:style style:name="T7" style:family="text">
      <style:text-properties fo:font-variant="normal" fo:text-transform="none" style:font-name="Source Serif Pro" fo:font-size="12pt" fo:letter-spacing="normal" fo:font-style="normal" fo:font-weight="normal" fo:background-color="#ffffff" loext:char-shading-value="0" loext:padding="0cm" loext:border="none"/>
    </style:style>
    <style:style style:name="T8" style:family="text">
      <style:text-properties fo:font-variant="normal" fo:text-transform="none" style:font-name="Source Serif Pro" fo:font-size="12pt" fo:letter-spacing="normal" fo:font-style="normal" fo:font-weight="normal" officeooo:rsid="00031fab" fo:background-color="#ffffff" loext:char-shading-value="0" loext:padding="0cm" loext:border="none"/>
    </style:style>
    <style:style style:name="T9" style:family="text">
      <style:text-properties fo:font-variant="normal" fo:text-transform="none" style:font-name="Source Serif Pro" fo:font-size="12pt" fo:letter-spacing="normal" fo:font-style="normal" fo:font-weight="normal" officeooo:rsid="00031fab"/>
    </style:style>
    <style:style style:name="T10" style:family="text">
      <style:text-properties fo:font-variant="normal" fo:text-transform="none" fo:letter-spacing="normal"/>
    </style:style>
    <style:style style:name="T11" style:family="text">
      <style:text-properties fo:font-variant="normal" fo:text-transform="none" fo:letter-spacing="normal" fo:font-weight="normal" officeooo:rsid="00031fab"/>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officeooo:rsid="00031fab"/>
    </style:style>
    <style:style style:name="T14" style:family="text">
      <style:text-properties fo:font-variant="normal" fo:text-transform="none" fo:font-size="12pt" fo:letter-spacing="normal" fo:font-style="normal" fo:font-weight="normal" officeooo:rsid="00031fab" fo:background-color="#ffffff" loext:char-shading-value="0" loext:padding="0cm" loext:border="none"/>
    </style:style>
    <style:style style:name="T15" style:family="text">
      <style:text-properties fo:font-variant="normal" fo:text-transform="none" style:font-name="Liberation Serif" fo:font-size="12pt" fo:letter-spacing="normal" fo:font-style="normal" fo:font-weight="normal"/>
    </style:style>
    <style:style style:name="T16" style:family="text">
      <style:text-properties fo:font-variant="normal" fo:text-transform="none" style:font-name="Liberation Serif" fo:font-size="12pt" fo:letter-spacing="normal" fo:font-style="normal" fo:font-weight="normal" officeooo:rsid="00031fab"/>
    </style:style>
    <style:style style:name="T17" style:family="text">
      <style:text-properties fo:font-variant="normal" fo:text-transform="none" style:font-name="Liberation Serif" fo:font-size="12pt" fo:letter-spacing="normal" fo:font-style="normal" fo:font-weight="normal" officeooo:rsid="00031fab" fo:background-color="#ffffff" loext:char-shading-value="0" loext:padding="0cm" loext:border="none"/>
    </style:style>
    <style:style style:name="T18" style:family="text">
      <style:text-properties fo:font-variant="normal" fo:text-transform="none" style:font-name="Liberation Serif" fo:letter-spacing="normal" fo:font-weight="normal" officeooo:rsid="00031fab"/>
    </style:style>
    <style:style style:name="T19" style:family="text">
      <style:text-properties fo:font-weight="normal"/>
    </style:style>
    <style:style style:name="T20" style:family="text">
      <style:text-properties fo:font-weight="normal" loext:padding="0cm" loext:border="none"/>
    </style:style>
    <style:style style:name="T21" style:family="text">
      <style:text-properties fo:font-weight="normal" officeooo:rsid="00031fab"/>
    </style:style>
    <style:style style:name="T22" style:family="text">
      <style:text-properties fo:font-weight="normal" officeooo:rsid="00031fab" loext:padding="0cm" loext:border="none"/>
    </style:style>
    <style:style style:name="T23" style:family="text">
      <style:text-properties fo:font-weight="normal" officeooo:rsid="0005b44a"/>
    </style:style>
    <style:style style:name="T24" style:family="text">
      <style:text-properties fo:font-weight="bold" style:font-weight-asian="bold" style:font-weight-complex="bold"/>
    </style:style>
    <style:style style:name="T25" style:family="text">
      <style:text-properties style:font-name="monospace" fo:font-size="9pt" fo:font-weight="normal" fo:background-color="transparent" loext:char-shading-value="0" loext:padding="0cm" loext:border="none"/>
    </style:style>
    <style:style style:name="T26" style:family="text">
      <style:text-properties officeooo:rsid="0005b44a"/>
    </style:style>
    <style:style style:name="T27" style:family="text">
      <style:text-properties style:font-name="Liberation Serif" fo:font-weight="normal"/>
    </style:style>
    <style:style style:name="T28" style:family="text">
      <style:text-properties style:font-name="Liberation Serif" fo:font-weight="normal" officeooo:rsid="0005b44a"/>
    </style:style>
    <style:style style:name="T29" style:family="text">
      <style:text-properties style:font-name="Liberation Serif" fo:font-weight="normal" officeooo:rsid="00031fab"/>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is the difference between __getattr__ and __getattribute__?</text:p>
      <text:p text:style-name="P4">Ans: <text:span text:style-name="T2">With objects, we need to deal with their attributes. Ordinarily, we do instance.attribute. Sometimes we need more control(when we do not know the name of the attribute in advance</text:span></text:p>
      <text:p text:style-name="P5">e.g. instance.attribute would become getatrr(instance, attribute_name). Using this model we can get the attribute by supplying the attribute_name as a string.</text:p>
      <text:p text:style-name="P6">Use of __getattr__</text:p>
      <text:p text:style-name="P5">You can also tell a class how to deal with attributes which it doesn’t explicitly manage and dothat via __getattr__ method. Python calls this method whenever you request an attribute that hasn’t already been defined, so you can define what to do with it.</text:p>
      <text:p text:style-name="P5">Case: </text:p>
      <text:p text:style-name="P5"><text:tab/>class a(dict):</text:p>
      <text:p text:style-name="P5"><text:tab/><text:tab/>def <text:s/>__getattr__(self, name):</text:p>
      <text:p text:style-name="P5"><text:tab/><text:tab/><text:tab/><text:span text:style-name="T3">if name in xyz:</text:span></text:p>
      <text:p text:style-name="P5"><text:tab/><text:tab/><text:tab/><text:tab/><text:span text:style-name="T3">return getattr(self.xyz, name):</text:span></text:p>
      <text:p text:style-name="P5"><text:tab/><text:tab/><text:tab/>return self.name</text:p>
      <text:p text:style-name="P5"><text:tab/>a= A()</text:p>
      <text:p text:style-name="P5"><text:tab/>a.somekey will give a somekey</text:p>
      <text:p text:style-name="P5"/>
      <text:p text:style-name="P4"/>
      <text:p text:style-name="P6">Use of __getattribute__</text:p>
      <text:p text:style-name="P7">if you need to catch every attribute regardless whether it exists or not, use __getattribute__ instead. The diiference is that __getattr__ only gets called for attributes that don’t actually exist. If you set an attribute direclty, referencing that attribute will ret<text:span text:style-name="T3">rieve it without calling __getattr__</text:span></text:p>
      <text:p text:style-name="P7">__<text:span text:style-name="T3">getattribute__ is called all the times.</text:span></text:p>
      <text:p text:style-name="P8">__<text:span text:style-name="T3">getattribute__ is called </text:span><text:span text:style-name="T4">whenever an attribute access occurs.</text:span></text:p>
      <text:p text:style-name="P8"/>
      <text:p text:style-name="P10">So, the difference between __getattribute__() and __getattr__() is that the first one is called unconditionally when an attribute is being retrieved from an instance while the second is called only when the attribute was not found.</text:p>
      <text:p text:style-name="P7"/>
      <text:p text:style-name="Standard">Q2. What is the difference between properties and descriptors?</text:p>
      <text:p text:style-name="P11"><text:span text:style-name="T1">Ans: </text:span><text:span text:style-name="T24">Properties. </text:span>We can bind getter, setter (and deleter) functions with an attribute name, using the built-in property function. When we do this, each reference to an attribute looks like simple, direct access, but invokes the appropriate function of the object. For example, anObject.price= someValue; anObject.value.</text:p>
      <text:p text:style-name="Standard"/>
      <text:p text:style-name="Standard"><text:span text:style-name="T24">Descriptors. </text:span>We can bind getter, setter (and deleter) functions into a separate class. We then assign an object of this class to the attribute name. When we do this, each reference to an attribute looks like simple, direct access, but invokes an appropriate function of the Descriptor object. For example, anObject.price= someValue; anObject.value.</text:p>
      <text:p text:style-name="Standard"/>
      <text:p text:style-name="Standard">Q3. What are the key differences in functionality between __getattr__ and __getattribute__, as well as properties and descriptors?</text:p>
      <text:p text:style-name="P3">Ans:</text:p>
      <text:p text:style-name="P1"><text:bookmark text:name="term-descriptor"/>descriptor</text:p>
      <text:p text:style-name="P12">When a class attribute is a descriptor, its special binding behaviour is triggered upon attribute lookup. Normally, using <text:span text:style-name="Emphasis">a.b</text:span> to get, set or delete an attribute looks up the object named <text:span text:style-name="Emphasis">b</text:span> in the class dictionary for <text:span text:style-name="Emphasis">a</text:span>, but if <text:span text:style-name="Emphasis">b</text:span> is a descriptor, the respective descriptor method gets called. Understanding descriptors is a key to a deep understanding of Python because they are the basis for many features including functions, methods, properties, class methods, static methods, and reference to super classes. </text:p>
      <text:p text:style-name="P12"><text:soft-page-break/>A descriptor is what we call any object that defines __get__(), __set__(), or __delete__().</text:p>
      <text:p text:style-name="P2"><text:bookmark text:name="term-descriptor1"/><text:span text:style-name="T5">Properties</text:span></text:p>
      <text:p text:style-name="List_20_Heading">Python internally uses property. It logs a message to the console when it’s accessed. Calling property() is a succinct way of building a data descriptor that triggers function calls upon access to an attribute.</text:p>
      <text:p text:style-name="List_20_Contents">Its signature is:property(fget=None, fset=None, fdel=None, doc=None) -&gt; object property returns a property object that implements the descriptor protocol. It uses the parameters — fget , fset and fdel for the actual implementation of the three methods of the protocol. </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greya Sans" svg:font-family="'Alegreya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erif Pro" svg:font-family="'Source Serif Pro', serif"/>
    <style:font-face style:name="Verdana" svg:font-family="Verdana, Arial, Helvetica,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23:44:43.444000000</meta:creation-date>
    <dc:date>2022-08-09T11:30:16.668000000</dc:date>
    <meta:editing-duration>PT6M10S</meta:editing-duration>
    <meta:editing-cycles>3</meta:editing-cycles>
    <meta:generator>LibreOffice/7.3.5.2$Windows_X86_64 LibreOffice_project/184fe81b8c8c30d8b5082578aee2fed2ea847c01</meta:generator>
    <meta:document-statistic meta:table-count="0" meta:image-count="0" meta:object-count="0" meta:page-count="2" meta:paragraph-count="29" meta:word-count="524" meta:character-count="3467" meta:non-whitespace-character-count="2952"/>
  </office:meta>
</office:document-meta>
</file>